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f9db" officeooo:paragraph-rsid="000cf9db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paragraph-rsid="000e559d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officeooo:rsid="000cf9db" officeooo:paragraph-rsid="000cf9db"/>
    </style:style>
    <style:style style:name="P4" style:family="paragraph" style:parent-style-name="Preformatted_20_Text">
      <style:text-properties officeooo:rsid="000cf9db" officeooo:paragraph-rsid="000cf9db"/>
    </style:style>
    <style:style style:name="P5" style:family="paragraph" style:parent-style-name="Preformatted_20_Text">
      <style:text-properties officeooo:rsid="000e559d" officeooo:paragraph-rsid="000e559d"/>
    </style:style>
    <style:style style:name="P6" style:family="paragraph" style:parent-style-name="Standard" style:list-style-name="L1">
      <style:text-properties officeooo:rsid="000cf9db" officeooo:paragraph-rsid="000cf9db"/>
    </style:style>
    <style:style style:name="P7" style:family="paragraph" style:parent-style-name="Standard" style:list-style-name="L1">
      <style:text-properties officeooo:rsid="000f9f1a" officeooo:paragraph-rsid="000f9f1a"/>
    </style:style>
    <style:style style:name="P8" style:family="paragraph" style:parent-style-name="Standard" style:list-style-name="L1">
      <style:text-properties fo:color="#000000" fo:font-weight="normal" officeooo:rsid="000cf9db" officeooo:paragraph-rsid="000cf9db" style:font-weight-asian="normal" style:font-weight-complex="normal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paragraph-rsid="00108586"/>
    </style:style>
    <style:style style:name="P11" style:family="paragraph" style:parent-style-name="Standard" style:list-style-name="L3">
      <style:text-properties officeooo:rsid="00108586" officeooo:paragraph-rsid="00108586"/>
    </style:style>
    <style:style style:name="P12" style:family="paragraph" style:parent-style-name="Standard" style:list-style-name="L2">
      <style:paragraph-properties fo:margin-left="0.4925in" fo:margin-right="0in" fo:text-indent="-0.25in" style:auto-text-indent="false"/>
      <style:text-properties officeooo:paragraph-rsid="000e559d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Preformatted_20_Text" style:list-style-name="L3">
      <style:text-properties officeooo:rsid="000f9f1a" officeooo:paragraph-rsid="000f9f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00cc00" fo:font-weight="bold" officeooo:rsid="000cf9db" style:font-weight-asian="bold" style:font-weight-complex="bold"/>
    </style:style>
    <style:style style:name="T4" style:family="text">
      <style:text-properties fo:color="#00cc00" style:font-name="Liberation Mono" fo:font-size="10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T5" style:family="text">
      <style:text-properties fo:color="#0000cc" fo:font-weight="bold" style:font-weight-asian="bold" style:font-weight-complex="bold"/>
    </style:style>
    <style:style style:name="T6" style:family="text">
      <style:text-properties fo:color="#0000cc" fo:font-weight="bold" officeooo:rsid="000cf9db" style:font-weight-asian="bold" style:font-weight-complex="bold"/>
    </style:style>
    <style:style style:name="T7" style:family="text">
      <style:text-properties fo:color="#0000cc" style:font-name="Liberation Mono" fo:font-size="10pt" fo:font-weight="bold" officeooo:rsid="000cf9db" style:font-name-asian="DejaVu Sans Mono" style:font-size-asian="10pt" style:font-weight-asian="bold" style:font-name-complex="Liberation Mono" style:font-size-complex="10pt" style:font-weight-complex="bold"/>
    </style:style>
    <style:style style:name="T8" style:family="text">
      <style:text-properties officeooo:rsid="000e559d"/>
    </style:style>
    <style:style style:name="T9" style:family="text">
      <style:text-properties officeooo:rsid="000f9f1a"/>
    </style:style>
    <style:style style:name="T10" style:family="text">
      <style:text-properties style:font-name="Liberation Mono" fo:font-size="10pt" fo:font-weight="bold" style:font-name-asian="DejaVu Sans Mono" style:font-size-asian="10pt" style:font-weight-asian="bold" style:font-name-complex="Liberation Mono" style:font-size-complex="10pt" style:font-weight-complex="bold"/>
    </style:style>
    <style:style style:name="T11" style:family="text">
      <style:text-properties style:font-name="Liberation Mono" fo:font-size="10pt" fo:font-weight="bold" officeooo:rsid="000cf9db" style:font-name-asian="DejaVu Sans Mono" style:font-size-asian="10pt" style:font-weight-asian="bold" style:font-name-complex="Liberation Mono" style:font-size-complex="10pt" style:font-weight-complex="bold"/>
    </style:style>
    <style:style style:name="T12" style:family="text">
      <style:text-properties style:font-name="Liberation Mono" fo:font-size="10pt" fo:font-weight="bold" officeooo:rsid="00108586" style:font-name-asian="DejaVu Sans Mono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style:font-name="Liberation Mono" fo:font-size="10pt" fo:font-weight="normal" officeooo:rsid="00108586" style:font-name-asian="DejaVu Sans Mono" style:font-size-asian="10pt" style:font-weight-asian="normal" style:font-name-complex="Liberation Mono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Braindump</text:h>
      <text:p text:style-name="P1"/>
      <text:list xml:id="list7257496335970427048" text:style-name="L1">
        <text:list-item>
          <text:p text:style-name="P6">Accessing nearly every information requires “HTTP Digest Authentication”</text:p>
          <text:list>
            <text:list-item>
              <text:p text:style-name="P7">User: 'dslf-config' (always this one)</text:p>
            </text:list-item>
            <text:list-item>
              <text:p text:style-name="P7">Password: FritzBox PW for Webinterface</text:p>
            </text:list-item>
            <text:list-item>
              <text:p text:style-name="P7">Realm: 'F!Box SOAP-Auth' (not always needed?!)</text:p>
            </text:list-item>
          </text:list>
        </text:list-item>
        <text:list-item>
          <text:p text:style-name="P6">A request consists of 2 parameter: <text:span text:style-name="T5">servicename</text:span><text:span text:style-name="T1"> </text:span>// <text:span text:style-name="T2">actionname</text:span></text:p>
        </text:list-item>
        <text:list-item>
          <text:p text:style-name="P8">Example Request (Body):</text:p>
        </text:list-item>
      </text:list>
      <text:p text:style-name="P4"><text:s/>&lt;?xml version="1.0" encoding="utf-8"?&gt; </text:p>
      <text:p text:style-name="P3"><text:tab/>&lt;s:Envelope s:encodingStyle="http://schemas.xmlsoap.org/soap/encoding/" </text:p>
      <text:p text:style-name="P3"><text:tab/>xmlns:s="http://schemas.xmlsoap.org/soap/envelope/"&gt; </text:p>
      <text:p text:style-name="P3"><text:tab/><text:tab/>&lt;s:Body&gt; </text:p>
      <text:p text:style-name="P3"><text:tab/><text:tab/><text:tab/>&lt;u:<text:span text:style-name="T2">GetInfo</text:span> xmlns:u="urn:dslforum</text:p>
      <text:p text:style-name="P3"><text:tab/><text:tab/><text:tab/>-org:service:<text:span text:style-name="T5">LANConfigSecurity</text:span>:1"&gt; </text:p>
      <text:p text:style-name="P3"><text:tab/><text:tab/><text:tab/>&lt;/u:<text:span text:style-name="T4">GetInfo</text:span>&gt;</text:p>
      <text:p text:style-name="P3"><text:tab/><text:tab/>&lt;/s:Body&gt; </text:p>
      <text:p text:style-name="P3"><text:tab/>&lt;/s:Envelope&gt;</text:p>
      <text:list xml:id="list8559088312263806554" text:style-name="L2">
        <text:list-item>
          <text:p text:style-name="P12">Example Request (<text:span text:style-name="T8">Header):</text:span></text:p>
        </text:list-item>
      </text:list>
      <text:p text:style-name="P2"><text:span text:style-name="T8"><text:tab/>'soapaction': 'urn:dslforum-org:service:</text:span><text:span text:style-name="T6">LANConfigSecurity</text:span><text:span text:style-name="T8">:1#</text:span><text:span text:style-name="T3">GetInfo</text:span><text:span text:style-name="T8"> '</text:span></text:p>
      <text:p text:style-name="P5"><text:tab/>'content-type': 'text/xml'</text:p>
      <text:p text:style-name="P5"><text:tab/>'charset': 'utf-8'</text:p>
      <text:list xml:id="list2841305392502293943" text:style-name="L3">
        <text:list-item>
          <text:p text:style-name="P9">URL <text:span text:style-name="T9">for POST</text:span>: </text:p>
          <text:p text:style-name="P14">http://&lt;IP&gt;:49000/upnp/control/<text:span text:style-name="T7">lanconfigsecurity</text:span></text:p>
        </text:list-item>
        <text:list-item>
          <text:p text:style-name="P10"><text:span text:style-name="T11">l</text:span><text:span text:style-name="T10">ibcurl</text:span></text:p>
          <text:list>
            <text:list-item>
              <text:p text:style-name="P10"><text:span text:style-name="T14">gibt standardmäßig auf stdout aus, um das zu ändern siehe “</text:span>Handle the Easy libcurl<text:span text:style-name="T14">” in http://curl.haxx.se/libcurl/c/libcurl-tutorial.html</text:span><text:span text:style-name="T13"> </text:span></text:p>
            </text:list-item>
            <text:list-item>
              <text:p text:style-name="P9"><text:span text:style-name="T13">2 Interfaces: </text:span><text:span text:style-name="T14">“curl_easy” und “multi”</text:span></text:p>
              <text:list>
                <text:list-item>
                  <text:p text:style-name="P11"><text:span text:style-name="T13">curl_easy: synchron, blocking</text:span></text:p>
                </text:list-item>
                <text:list-item>
                  <text:p text:style-name="P10"><text:span text:style-name="T14">multi: parallel, non-blocking</text:span></text:p>
                </text:list-item>
                <text:list-item>
                  <text:p text:style-name="P10"><text:span text:style-name="T14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7:09:20.431609427</meta:creation-date>
    <meta:generator>LibreOffice/4.2.6.3$Linux_X86_64 LibreOffice_project/420m0$Build-3</meta:generator>
    <dc:date>2014-09-21T21:18:48.833994753</dc:date>
    <meta:editing-duration>PT7M12S</meta:editing-duration>
    <meta:editing-cycles>4</meta:editing-cycles>
    <meta:document-statistic meta:table-count="0" meta:image-count="0" meta:object-count="0" meta:page-count="1" meta:paragraph-count="28" meta:word-count="107" meta:character-count="1036" meta:non-whitespace-character-count="943"/>
  </office:meta>
</office:document-meta>
</file>